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officeooo:paragraph-rsid="000b59fb"/>
    </style:style>
    <style:style style:name="P3" style:family="paragraph" style:parent-style-name="Standard">
      <style:paragraph-properties fo:text-align="justify" style:justify-single-word="false"/>
      <style:text-properties fo:language="en" fo:country="US" officeooo:rsid="000b59fb" officeooo:paragraph-rsid="001bd936"/>
    </style:style>
    <style:style style:name="P4" style:family="paragraph" style:parent-style-name="Standard">
      <style:paragraph-properties fo:text-align="justify" style:justify-single-word="false"/>
      <style:text-properties fo:language="en" fo:country="US" officeooo:rsid="000b59fb" officeooo:paragraph-rsid="005e1d96"/>
    </style:style>
    <style:style style:name="P5" style:family="paragraph" style:parent-style-name="Standard">
      <style:text-properties fo:language="en" fo:country="US" officeooo:rsid="000b59fb" officeooo:paragraph-rsid="006de7d5"/>
    </style:style>
    <style:style style:name="P6" style:family="paragraph" style:parent-style-name="Standard">
      <style:paragraph-properties fo:line-height="100%"/>
      <style:text-properties fo:language="en" fo:country="US" officeooo:rsid="000b59fb" officeooo:paragraph-rsid="000b59fb"/>
    </style:style>
    <style:style style:name="P7" style:family="paragraph" style:parent-style-name="Standard">
      <style:text-properties fo:language="en" fo:country="US" officeooo:rsid="000b59fb" officeooo:paragraph-rsid="008a2fed"/>
    </style:style>
    <style:style style:name="P8" style:family="paragraph" style:parent-style-name="Standard">
      <style:text-properties fo:language="en" fo:country="US" officeooo:rsid="003f81c0" officeooo:paragraph-rsid="003f81c0"/>
    </style:style>
    <style:style style:name="P9" style:family="paragraph" style:parent-style-name="Standard">
      <style:text-properties fo:language="en" fo:country="US" officeooo:rsid="003f81c0" officeooo:paragraph-rsid="0040c3b8"/>
    </style:style>
    <style:style style:name="P10" style:family="paragraph" style:parent-style-name="Standard">
      <style:text-properties fo:language="en" fo:country="US" officeooo:rsid="0040a692" officeooo:paragraph-rsid="0040a692"/>
    </style:style>
    <style:style style:name="P11" style:family="paragraph" style:parent-style-name="Standard">
      <style:text-properties fo:language="en" fo:country="US" officeooo:rsid="0040a692" officeooo:paragraph-rsid="004378ac"/>
    </style:style>
    <style:style style:name="P12" style:family="paragraph" style:parent-style-name="Standard">
      <style:text-properties fo:language="en" fo:country="US" officeooo:rsid="006fbbee" officeooo:paragraph-rsid="006fbbee"/>
    </style:style>
    <style:style style:name="P13" style:family="paragraph" style:parent-style-name="Standard">
      <style:paragraph-properties fo:text-align="justify" style:justify-single-word="false"/>
      <style:text-properties fo:language="es" fo:country="ES" officeooo:rsid="000b59fb" officeooo:paragraph-rsid="000b59fb"/>
    </style:style>
    <style:style style:name="P14" style:family="paragraph" style:parent-style-name="Standard">
      <style:paragraph-properties fo:text-align="justify" style:justify-single-word="false"/>
      <style:text-properties fo:language="es" fo:country="ES" officeooo:rsid="000b59fb" officeooo:paragraph-rsid="00281dce"/>
    </style:style>
    <style:style style:name="P15" style:family="paragraph" style:parent-style-name="Standard">
      <style:paragraph-properties fo:text-align="justify" style:justify-single-word="false"/>
      <style:text-properties fo:language="es" fo:country="ES" officeooo:rsid="000b59fb" officeooo:paragraph-rsid="0050ec50"/>
    </style:style>
    <style:style style:name="P16" style:family="paragraph" style:parent-style-name="Standard">
      <style:paragraph-properties fo:text-align="justify" style:justify-single-word="false"/>
      <style:text-properties fo:language="es" fo:country="ES" officeooo:rsid="000b59fb" officeooo:paragraph-rsid="005243ee"/>
    </style:style>
    <style:style style:name="P17" style:family="paragraph" style:parent-style-name="Standard">
      <style:paragraph-properties fo:text-align="justify" style:justify-single-word="false"/>
      <style:text-properties fo:language="es" fo:country="ES" officeooo:rsid="00146d21" officeooo:paragraph-rsid="00162a9b"/>
    </style:style>
    <style:style style:name="P18" style:family="paragraph" style:parent-style-name="Standard">
      <style:paragraph-properties fo:text-align="justify" style:justify-single-word="false"/>
      <style:text-properties fo:language="es" fo:country="ES" officeooo:rsid="00146d21" officeooo:paragraph-rsid="002b9d69"/>
    </style:style>
    <style:style style:name="P19" style:family="paragraph" style:parent-style-name="Standard">
      <style:paragraph-properties fo:text-align="justify" style:justify-single-word="false"/>
      <style:text-properties fo:language="es" fo:country="ES" officeooo:rsid="001bd936" officeooo:paragraph-rsid="001d4cf5"/>
    </style:style>
    <style:style style:name="P20" style:family="paragraph" style:parent-style-name="Standard">
      <style:paragraph-properties fo:text-align="justify" style:justify-single-word="false"/>
      <style:text-properties fo:language="es" fo:country="ES" officeooo:rsid="00218ddd" officeooo:paragraph-rsid="00218ddd"/>
    </style:style>
    <style:style style:name="P21" style:family="paragraph" style:parent-style-name="Standard">
      <style:paragraph-properties fo:text-align="justify" style:justify-single-word="false"/>
      <style:text-properties fo:language="es" fo:country="ES" officeooo:rsid="00176e77" officeooo:paragraph-rsid="0034a64d"/>
    </style:style>
    <style:style style:name="P22" style:family="paragraph" style:parent-style-name="Standard">
      <style:paragraph-properties fo:text-align="justify" style:justify-single-word="false"/>
      <style:text-properties fo:language="es" fo:country="ES" officeooo:rsid="00478076" officeooo:paragraph-rsid="00494855"/>
    </style:style>
    <style:style style:name="P23" style:family="paragraph" style:parent-style-name="Standard">
      <style:text-properties fo:language="es" fo:country="ES" officeooo:rsid="00478076" officeooo:paragraph-rsid="000b59fb"/>
    </style:style>
    <style:style style:name="P24" style:family="paragraph" style:parent-style-name="Standard">
      <style:paragraph-properties fo:text-align="justify" style:justify-single-word="false"/>
      <style:text-properties fo:language="es" fo:country="ES" officeooo:rsid="0050ec50" officeooo:paragraph-rsid="005a9da4"/>
    </style:style>
    <style:style style:name="P25" style:family="paragraph" style:parent-style-name="Standard">
      <style:paragraph-properties fo:text-align="justify" style:justify-single-word="false"/>
      <style:text-properties fo:language="es" fo:country="ES" officeooo:rsid="005243ee" officeooo:paragraph-rsid="005243ee"/>
    </style:style>
    <style:style style:name="P26" style:family="paragraph" style:parent-style-name="Standard">
      <style:paragraph-properties fo:text-align="justify" style:justify-single-word="false"/>
      <style:text-properties fo:language="es" fo:country="ES" officeooo:rsid="00536904" officeooo:paragraph-rsid="00571dc8"/>
    </style:style>
    <style:style style:name="P27" style:family="paragraph" style:parent-style-name="Standard">
      <style:paragraph-properties fo:text-align="justify" style:justify-single-word="false"/>
      <style:text-properties fo:language="es" fo:country="ES" officeooo:rsid="0059d016" officeooo:paragraph-rsid="005a9da4"/>
    </style:style>
    <style:style style:name="P28" style:family="paragraph" style:parent-style-name="Standard">
      <style:text-properties fo:language="es" fo:country="VE" officeooo:rsid="000b59fb" officeooo:paragraph-rsid="000b59fb"/>
    </style:style>
    <style:style style:name="P29" style:family="paragraph" style:parent-style-name="Standard">
      <style:text-properties fo:font-style="italic" officeooo:rsid="0084ba47" officeooo:paragraph-rsid="0084ba47" style:font-style-asian="italic" style:font-style-complex="italic"/>
    </style:style>
    <style:style style:name="P30" style:family="paragraph" style:parent-style-name="Standard">
      <style:paragraph-properties fo:text-align="justify" style:justify-single-word="false"/>
      <style:text-properties fo:font-style="italic" style:text-underline-style="none" style:font-style-asian="italic" style:font-style-complex="italic"/>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officeooo:rsid="0093115e" officeooo:paragraph-rsid="0093115e"/>
    </style:style>
    <style:style style:name="P33" style:family="paragraph" style:parent-style-name="Text_20_body">
      <style:text-properties fo:language="es" fo:country="ES" officeooo:rsid="000b59fb" officeooo:paragraph-rsid="000b59fb"/>
    </style:style>
    <style:style style:name="P34" style:family="paragraph" style:parent-style-name="Text_20_body">
      <style:paragraph-properties fo:margin-top="0in" fo:margin-bottom="0in" loext:contextual-spacing="false" fo:line-height="100%" fo:text-align="justify" style:justify-single-word="false"/>
      <style:text-properties fo:language="es" fo:country="ES"/>
    </style:style>
    <style:style style:name="P35" style:family="paragraph" style:parent-style-name="Footnote">
      <style:text-properties officeooo:rsid="006fbbee" officeooo:paragraph-rsid="006fbbee"/>
    </style:style>
    <style:style style:name="P36" style:family="paragraph" style:parent-style-name="Footnote">
      <style:text-properties fo:font-size="10pt" officeooo:rsid="0018f92f" style:font-size-asian="10pt" style:font-size-complex="10pt"/>
    </style:style>
    <style:style style:name="P37" style:family="paragraph" style:parent-style-name="Standard">
      <style:text-properties fo:language="en" fo:country="US"/>
    </style:style>
    <style:style style:name="P38" style:family="paragraph" style:parent-style-name="Standard">
      <style:text-properties fo:language="en" fo:country="US" officeooo:rsid="000b59fb" officeooo:paragraph-rsid="000b59fb"/>
    </style:style>
    <style:style style:name="P39" style:family="paragraph" style:parent-style-name="Standard">
      <style:paragraph-properties fo:text-align="justify" style:justify-single-word="false"/>
      <style:text-properties fo:language="en" fo:country="US" officeooo:paragraph-rsid="00a4cf22"/>
    </style:style>
    <style:style style:name="P40" style:family="paragraph" style:parent-style-name="Standard">
      <style:text-properties fo:language="en" fo:country="US" officeooo:rsid="003f81c0" officeooo:paragraph-rsid="003f81c0"/>
    </style:style>
    <style:style style:name="P41" style:family="paragraph" style:parent-style-name="Standard">
      <style:text-properties fo:language="en" fo:country="US" officeooo:rsid="003f81c0" officeooo:paragraph-rsid="00b5262a"/>
    </style:style>
    <style:style style:name="P42" style:family="paragraph" style:parent-style-name="Standard">
      <style:text-properties fo:language="en" fo:country="US" officeooo:rsid="0040a692" officeooo:paragraph-rsid="0040a692"/>
    </style:style>
    <style:style style:name="P43" style:family="paragraph" style:parent-style-name="Standard">
      <style:text-properties fo:language="en" fo:country="US" officeooo:rsid="0040a692" officeooo:paragraph-rsid="00b70f84"/>
    </style:style>
    <style:style style:name="P44" style:family="paragraph" style:parent-style-name="Standard">
      <style:paragraph-properties fo:line-height="100%"/>
      <style:text-properties style:font-name="Liberation Serif" fo:font-size="12pt" fo:language="en" fo:country="US" officeooo:rsid="009e33f5" officeooo:paragraph-rsid="009e33f5" style:font-size-asian="12pt"/>
    </style:style>
    <style:style style:name="P45" style:family="paragraph" style:parent-style-name="Standard">
      <style:paragraph-properties fo:margin-top="0in" fo:margin-bottom="0in" loext:contextual-spacing="false" fo:line-height="100%" fo:text-align="justify" style:justify-single-word="false"/>
      <style:text-properties style:font-name="Liberation Serif" fo:font-size="12pt" fo:language="en" fo:country="US" officeooo:rsid="009e33f5" officeooo:paragraph-rsid="00af00f3" style:font-size-asian="12pt"/>
    </style:style>
    <style:style style:name="P46" style:family="paragraph" style:parent-style-name="Standard">
      <style:paragraph-properties fo:margin-top="0in" fo:margin-bottom="0in" loext:contextual-spacing="false" fo:line-height="100%" fo:text-align="justify" style:justify-single-word="false"/>
      <style:text-properties style:font-name="Liberation Serif" fo:language="en" fo:country="US" officeooo:paragraph-rsid="00af00f3"/>
    </style:style>
    <style:style style:name="P47"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48" style:family="paragraph" style:parent-style-name="Standard">
      <style:paragraph-properties fo:margin-top="0in" fo:margin-bottom="0in" loext:contextual-spacing="false" fo:text-align="justify" style:justify-single-word="false"/>
      <style:text-properties fo:language="en" fo:country="US" officeooo:paragraph-rsid="00c0b8e6"/>
    </style:style>
    <style:style style:name="P49" style:family="paragraph" style:parent-style-name="Standard">
      <style:paragraph-properties fo:margin-top="0in" fo:margin-bottom="0in" loext:contextual-spacing="false" fo:text-align="justify" style:justify-single-word="false"/>
      <style:text-properties fo:language="en" fo:country="US" officeooo:rsid="00b8f692" officeooo:paragraph-rsid="00b8f692"/>
    </style:style>
    <style:style style:name="P50"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T1" style:family="text">
      <style:text-properties officeooo:rsid="00106d67"/>
    </style:style>
    <style:style style:name="T2" style:family="text">
      <style:text-properties officeooo:rsid="001290b9"/>
    </style:style>
    <style:style style:name="T3" style:family="text">
      <style:text-properties officeooo:rsid="00162a9b"/>
    </style:style>
    <style:style style:name="T4" style:family="text">
      <style:text-properties officeooo:rsid="0018f92f"/>
    </style:style>
    <style:style style:name="T5" style:family="text">
      <style:text-properties officeooo:rsid="001bd936"/>
    </style:style>
    <style:style style:name="T6" style:family="text">
      <style:text-properties officeooo:rsid="001d4cf5"/>
    </style:style>
    <style:style style:name="T7" style:family="text">
      <style:text-properties officeooo:rsid="002331db"/>
    </style:style>
    <style:style style:name="T8" style:family="text">
      <style:text-properties officeooo:rsid="00281dce"/>
    </style:style>
    <style:style style:name="T9" style:family="text">
      <style:text-properties officeooo:rsid="0031c893"/>
    </style:style>
    <style:style style:name="T10" style:family="text">
      <style:text-properties officeooo:rsid="00372d06"/>
    </style:style>
    <style:style style:name="T11" style:family="text">
      <style:text-properties fo:font-style="italic" style:font-style-asian="italic" style:font-style-complex="italic"/>
    </style:style>
    <style:style style:name="T12" style:family="text">
      <style:text-properties fo:font-style="italic" officeooo:rsid="003df5f4" style:font-style-asian="italic" style:font-style-complex="italic"/>
    </style:style>
    <style:style style:name="T13" style:family="text">
      <style:text-properties style:text-underline-style="solid" style:text-underline-width="auto" style:text-underline-color="font-color" officeooo:rsid="00372d06"/>
    </style:style>
    <style:style style:name="T14" style:family="text">
      <style:text-properties style:text-underline-style="solid" style:text-underline-width="auto" style:text-underline-color="font-color" officeooo:rsid="003cdd4c"/>
    </style:style>
    <style:style style:name="T15" style:family="text">
      <style:text-properties officeooo:rsid="003c1fbc"/>
    </style:style>
    <style:style style:name="T16" style:family="text">
      <style:text-properties officeooo:rsid="003df5f4"/>
    </style:style>
    <style:style style:name="T17" style:family="text">
      <style:text-properties fo:text-transform="uppercase" officeooo:rsid="0040c3b8" style:font-size-asian="10.5pt"/>
    </style:style>
    <style:style style:name="T18" style:family="text">
      <style:text-properties fo:text-transform="uppercase" officeooo:rsid="00b5262a" style:font-size-asian="10.5pt"/>
    </style:style>
    <style:style style:name="T19" style:family="text">
      <style:text-properties officeooo:rsid="00419c94"/>
    </style:style>
    <style:style style:name="T20" style:family="text">
      <style:text-properties officeooo:rsid="004378ac"/>
    </style:style>
    <style:style style:name="T21" style:family="text">
      <style:text-properties officeooo:rsid="00481b20"/>
    </style:style>
    <style:style style:name="T22" style:family="text">
      <style:text-properties officeooo:rsid="0050ec50"/>
    </style:style>
    <style:style style:name="T23" style:family="text">
      <style:text-properties officeooo:rsid="005243ee"/>
    </style:style>
    <style:style style:name="T24" style:family="text">
      <style:text-properties officeooo:rsid="00536904"/>
    </style:style>
    <style:style style:name="T25" style:family="text">
      <style:text-properties officeooo:rsid="00571dc8"/>
    </style:style>
    <style:style style:name="T26" style:family="text">
      <style:text-properties officeooo:rsid="005a9da4"/>
    </style:style>
    <style:style style:name="T27" style:family="text">
      <style:text-properties fo:language="es" fo:country="VE"/>
    </style:style>
    <style:style style:name="T28" style:family="text">
      <style:text-properties fo:language="es" fo:country="VE" officeooo:rsid="005e1d96"/>
    </style:style>
    <style:style style:name="T29" style:family="text">
      <style:text-properties fo:language="es" fo:country="VE" officeooo:rsid="005e3c55"/>
    </style:style>
    <style:style style:name="T30" style:family="text">
      <style:text-properties officeooo:rsid="005f1fd7"/>
    </style:style>
    <style:style style:name="T31" style:family="text">
      <style:text-properties officeooo:rsid="00670aec"/>
    </style:style>
    <style:style style:name="T32" style:family="text">
      <style:text-properties officeooo:rsid="006de7d5"/>
    </style:style>
    <style:style style:name="T33" style:family="text">
      <style:text-properties officeooo:rsid="00721197"/>
    </style:style>
    <style:style style:name="T34" style:family="text">
      <style:text-properties style:font-name="Liberation Serif" fo:font-size="12pt" style:font-size-asian="12pt"/>
    </style:style>
    <style:style style:name="T35" style:family="text">
      <style:text-properties style:font-name="Liberation Serif" fo:font-size="12pt" officeooo:rsid="007589ae" style:font-size-asian="12pt" style:font-size-complex="12pt"/>
    </style:style>
    <style:style style:name="T36" style:family="text">
      <style:text-properties style:font-name="Liberation Serif" fo:font-size="12pt" officeooo:rsid="00af00f3" style:font-size-asian="12pt" style:font-size-complex="12pt"/>
    </style:style>
    <style:style style:name="T37" style:family="text">
      <style:text-properties style:font-name="Liberation Serif" fo:font-size="12pt" officeooo:rsid="007589ae" style:font-size-asian="12pt"/>
    </style:style>
    <style:style style:name="T38" style:family="text">
      <style:text-properties style:font-name="Liberation Serif" fo:font-size="12pt" officeooo:rsid="007fc247" style:font-size-asian="12pt"/>
    </style:style>
    <style:style style:name="T39" style:family="text">
      <style:text-properties style:font-name="Liberation Serif" fo:font-size="12pt" officeooo:rsid="00a1414a" style:font-size-asian="12pt"/>
    </style:style>
    <style:style style:name="T40" style:family="text">
      <style:text-properties style:font-name="Liberation Serif" fo:font-size="12pt" officeooo:rsid="007c32e0" style:font-size-asian="12pt"/>
    </style:style>
    <style:style style:name="T41" style:family="text">
      <style:text-properties style:font-name="Liberation Serif" fo:font-size="12pt" officeooo:rsid="00a00204" style:font-size-asian="12pt"/>
    </style:style>
    <style:style style:name="T42" style:family="text">
      <style:text-properties style:font-name="Liberation Serif" fo:font-size="12pt" officeooo:rsid="00a1d55d" style:font-size-asian="12pt"/>
    </style:style>
    <style:style style:name="T43" style:family="text">
      <style:text-properties style:font-name="Liberation Serif" fo:font-size="12pt" officeooo:rsid="00a4cf22" style:font-size-asian="12pt"/>
    </style:style>
    <style:style style:name="T44" style:family="text">
      <style:text-properties style:font-name="Liberation Serif" fo:font-size="12pt" officeooo:rsid="00a57abf" style:font-size-asian="12pt"/>
    </style:style>
    <style:style style:name="T45" style:family="text">
      <style:text-properties style:font-name="Liberation Serif" fo:font-size="12pt" officeooo:rsid="00a69bd7" style:font-size-asian="12pt"/>
    </style:style>
    <style:style style:name="T46" style:family="text">
      <style:text-properties style:font-name="Liberation Serif" fo:font-size="12pt" officeooo:rsid="00a864c9" style:font-size-asian="12pt"/>
    </style:style>
    <style:style style:name="T47" style:family="text">
      <style:text-properties style:font-name="Liberation Serif" fo:font-size="12pt" officeooo:rsid="00af00f3" style:font-size-asian="12pt"/>
    </style:style>
    <style:style style:name="T48" style:family="text">
      <style:text-properties style:font-name="Liberation Serif" fo:font-size="12pt" officeooo:rsid="00af829e" style:font-size-asian="12pt"/>
    </style:style>
    <style:style style:name="T49" style:family="text">
      <style:text-properties style:font-name="Liberation Serif" fo:font-size="12pt" officeooo:rsid="00b02871" style:font-size-asian="12pt"/>
    </style:style>
    <style:style style:name="T50" style:family="text">
      <style:text-properties style:font-name="Liberation Serif" fo:font-size="12pt" officeooo:rsid="00bb7bc8" style:font-size-asian="12pt"/>
    </style:style>
    <style:style style:name="T51" style:family="text">
      <style:text-properties style:font-name="Liberation Serif" fo:font-size="12pt" officeooo:rsid="00bcdf01" style:font-size-asian="12pt"/>
    </style:style>
    <style:style style:name="T52" style:family="text">
      <style:text-properties style:font-name="Liberation Serif" fo:font-size="12pt" officeooo:rsid="00be21f5" style:font-size-asian="12pt"/>
    </style:style>
    <style:style style:name="T53" style:family="text">
      <style:text-properties style:font-name="Liberation Serif" fo:font-size="12pt" officeooo:rsid="00bf2438" style:font-size-asian="12pt"/>
    </style:style>
    <style:style style:name="T54" style:family="text">
      <style:text-properties style:font-name="Liberation Serif" fo:font-size="12pt" officeooo:rsid="00c0b8e6" style:font-size-asian="12pt"/>
    </style:style>
    <style:style style:name="T55" style:family="text">
      <style:text-properties style:font-name="Liberation Serif" fo:font-size="12pt" officeooo:rsid="00c218c6" style:font-size-asian="12pt"/>
    </style:style>
    <style:style style:name="T56" style:family="text">
      <style:text-properties style:font-name="Liberation Serif" fo:font-size="12pt" officeooo:rsid="00c34072" style:font-size-asian="12pt"/>
    </style:style>
    <style:style style:name="T57" style:family="text">
      <style:text-properties officeooo:rsid="007ab789"/>
    </style:style>
    <style:style style:name="T58" style:family="text">
      <style:text-properties officeooo:rsid="008252e7"/>
    </style:style>
    <style:style style:name="T59" style:family="text">
      <style:text-properties fo:font-weight="normal" style:font-weight-asian="normal" style:font-weight-complex="normal"/>
    </style:style>
    <style:style style:name="T60" style:family="text">
      <style:text-properties fo:font-weight="normal" officeooo:rsid="008298d7" style:font-weight-asian="normal" style:font-weight-complex="normal"/>
    </style:style>
    <style:style style:name="T61" style:family="text">
      <style:text-properties officeooo:rsid="008a2fed"/>
    </style:style>
    <style:style style:name="T62" style:family="text">
      <style:text-properties officeooo:rsid="0094735f"/>
    </style:style>
    <style:style style:name="T63" style:family="text">
      <style:text-properties officeooo:rsid="00a1414a"/>
    </style:style>
    <style:style style:name="T64" style:family="text">
      <style:text-properties officeooo:rsid="00af00f3"/>
    </style:style>
    <style:style style:name="T65" style:family="text">
      <style:text-properties officeooo:rsid="00b33b44"/>
    </style:style>
    <style:style style:name="T66" style:family="text">
      <style:text-properties officeooo:rsid="00b82a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VER</text:p>
      <text:p text:style-name="P2">LICENSE</text:p>
      <text:p text:style-name="P2">ABSTRACT</text:p>
      <text:p text:style-name="P2">ACKNOWLEDGEMENTS</text:p>
      <text:p text:style-name="P2">CONTENTS</text:p>
      <text:p text:style-name="P2">LIST OF FIGURES</text:p>
      <text:p text:style-name="P2">LIST OF TABLES</text:p>
      <text:p text:style-name="P2"/>
      <text:p text:style-name="P2">1. INTRODUCTION <text:s text:c="4"/></text:p>
      <text:p text:style-name="P2"/>
      <text:p text:style-name="P2">- Document structure, the way the dissertation is going to be organized</text:p>
      <text:p text:style-name="P7">- <text:span text:style-name="T61">Disposition of the document</text:span></text:p>
      <text:p text:style-name="P2"/>
      <text:p text:style-name="P2"><text:s text:c="3"/></text:p>
      <text:p text:style-name="P2">2. PROBLEM STATEMENT</text:p>
      <text:p text:style-name="P2"/>
      <text:p text:style-name="P14">La continuidad del negocio en el campo de la informática <text:span text:style-name="T1">es soportada en gran medida por el </text:span>funcionamiento <text:span text:style-name="T1">ininterrumpido </text:span>de los sistemas utilizados para producir <text:span text:style-name="T8">{ISO}</text:span>. Estos sistemas deben ser tolerantes a fallas, de forma que impacten lo menos posible <text:span text:style-name="T2">sobre</text:span> <text:span text:style-name="T2">las operaciones</text:span> <text:span text:style-name="T1">en caso de que se presente una incidencia inesperada.</text:span></text:p>
      <text:p text:style-name="P13"/>
      <text:p text:style-name="P18">Hoy en día son cada vez mas las personas y organizaciones que hacen uso de sistemas remotos centralizados que permiten el acceso en l<text:span text:style-name="T19">í</text:span>nea a sus recursos y servicios cotidianos, a este esquema se le llama <text:span text:style-name="T11">nube </text:span><text:span text:style-name="T12">computacional</text:span><text:span text:style-name="T16"> {Mell &amp; Grance}</text:span>. A través de este tipo de servicios los usuarios finales, sean individuos o corporaciones, se abstraen de soportar toda la infraestructura que esto conlleva, cediendo la responsabilidad a empresas intermediarias que proveen servicios de nube. <text:span text:style-name="T3">Por tanto son estos intermediarios quienes deben garantizar la disponibilidad absoluta de los servicios que prestan, así como también factores tales como la seguridad de las comunicaciones y la redundancia de los datos almacenados, entre muchos otros. </text:span></text:p>
      <text:p text:style-name="P17"/>
      <text:p text:style-name="P21">En particular <text:span text:style-name="T4">Netnovation™ es una empresa en el ramo de las tecnologías de información, que provee servicios de nube privada, prestando desde servicios de almacenamiento de datos hasta alojamiento de servidores privados (VPS), pasando por servidores de correo electrónico y colaboración. Este último es precisamente uno de los pilares fundamentales para las operaciones de esta empresa, que emplea en gran medida FLOSS para sus sistemas internos, utilizando específicamente la suite de correo y colaboración Zimbra™</text:span><text:span text:style-name="T4"><text:note text:id="ftn1" text:note-class="footnote"><text:note-citation>1</text:note-citation><text:note-body><text:p text:style-name="P36">http://www.zimbra.com</text:p></text:note-body></text:note></text:span><text:span text:style-name="T4">. Uno de los principales problemas con los que se consigue Netnovation™ es el de garantizar la continuidad de las comunicaciones y flujos de trabajo que efectúa a través de esta herramienta de colaboración, así como el cumplir con los SLA que ofrece a sus clientes alojados sobre la misma.</text:span></text:p>
      <text:p text:style-name="P13"/>
      <text:p text:style-name="P19">Existen diversas soluciones de software que proveen la alta disponibilidad de servicios como los que presta Zimbra™, cada uno con sus implicaciones de costo asociado y dificultad de implementación<text:note text:id="ftn2" text:note-class="footnote"><text:note-citation>2</text:note-citation><text:note-body><text:p text:style-name="Footnote"><text:span text:style-name="T10">Estas soluciones serán abordadas en el </text:span><text:span text:style-name="T13">Cap</text:span><text:span text:style-name="T14">í</text:span><text:span text:style-name="T13">tulo </text:span><text:span text:style-name="T14">3</text:span></text:p></text:note-body></text:note>. <text:span text:style-name="T6">Una alternativa válida corresponde a la integración de múltiples herramientas del ámbito del FLOSS que provean un esquema para garantizar la continuidad operativa del sistema. Al hacerlo de esta forma, es posible amoldar los distintos requerimientos y hacer uso de distintas tecnologías que provean la </text:span><text:soft-page-break/><text:span text:style-name="T6">solución mas acorde a lo que se desea.</text:span></text:p>
      <text:p text:style-name="P19"/>
      <text:p text:style-name="P20">En anteriores oportunidades, Netnovation<text:span text:style-name="T15">™</text:span> ha conseguido consolidar satisfactoriamente gran parte de su robusta infraestructura de operaciones en base a la implementación de herramientas FLOSS, por lo que resulta una maravillosa idea mantener este esquema; <text:span text:style-name="T7">p</text:span>ara lo que <text:span text:style-name="T5">resulta necesario evaluar el estado del arte en </text:span>el campo <text:span text:style-name="T9">de los sistemas que proveen alta disponibilidad, </text:span>con el objetivo de<text:span text:style-name="T5"> proveer una solución efectiva, que este acorde a los lineamientos que se ha propuesto esta empresa.</text:span></text:p>
      <text:p text:style-name="P3"/>
      <text:p text:style-name="P2"><text:s text:c="4"/>2.1. JUSTIFICATION / MOTIVATION</text:p>
      <text:p text:style-name="P23"/>
      <text:p text:style-name="P22"><text:span text:style-name="T21">Los </text:span>factores que motivan <text:span text:style-name="T21">este trabajo son por un lado dar crédito a modelos de negocio basados en FLOSS como los que utilizan empresas en el ámbito profesional en la actualidad {Barahona &amp; Ortega}, y por el otro, mostrar que la empresa privada puede verse beneficiada por las bondades del FLOSS y el conjunto de herramientas que provee, obteniendo soluciones robustas acordes a sus necesidades tecnológicas.</text:span></text:p>
      <text:p text:style-name="P2"/>
      <text:p text:style-name="P2"><text:s text:c="4"/>2.2. OBJETIVES</text:p>
      <text:p text:style-name="P2"/>
      <text:p text:style-name="P2">* General objectives</text:p>
      <text:p text:style-name="P16">- <text:span text:style-name="T23">Enmarcar el modelo de negocio basado en FLOSS utilizado por Netnovation™</text:span></text:p>
      <text:p text:style-name="P25">- <text:span text:style-name="T24">Mostrar diversas alternativas que provee el uso de FLOSS a nivel corporativo en la actualidad</text:span></text:p>
      <text:p text:style-name="P26">- <text:span text:style-name="T25">Adaptar la solución propuesta a los lineamientos establecidos por Netnovation™</text:span></text:p>
      <text:p text:style-name="P13">- <text:span text:style-name="T30">Establecer un punto de referencia inicial para la implementación de alta disponibilidad en los servicios de nube privada ofrecidos por Netnovation™</text:span></text:p>
      <text:p text:style-name="P2"/>
      <text:p text:style-name="P2">* Specific objectives</text:p>
      <text:p text:style-name="P15">- <text:span text:style-name="T22">Implementar una solución de alta disponibilidad basada en FLOSS para el sistema de correo y colaboración Zimbra™ utilizado por Netnovation™</text:span></text:p>
      <text:p text:style-name="P24">- <text:span text:style-name="T26">Describir la metodología utilizada para la selección de la solución a implementar </text:span></text:p>
      <text:p text:style-name="P27">- Describir el procedimiento llevado a cabo para implementar la solución seleccionada</text:p>
      <text:p text:style-name="P4">- <text:span text:style-name="T27">Realizar pruebas </text:span><text:span text:style-name="T28">en un ambiente de laboratorio </text:span><text:span text:style-name="T29">controlado </text:span><text:span text:style-name="T28">y </text:span><text:span text:style-name="T27">validar el correcto funcionamiento </text:span><text:span text:style-name="T28">de la solución con el fin de promoverla a un ambiente de producción</text:span></text:p>
      <text:p text:style-name="P2"/>
      <text:p text:style-name="P2"><text:s text:c="4"/>2.3. SCOPE</text:p>
      <text:p text:style-name="P2"/>
      <text:p text:style-name="P33">La solución a implementar estará conformada por herramientas de FLOSS que permitan su adaptación a la infraestructura actual de Netnovation™, no se pretenden sustituir los elementos que conforman la plataforma de operaciones vigente.</text:p>
      <text:p text:style-name="P34">La metodología empleada para la elección de las herramientas FLOSS que conforman la solución propuesta, no pretende ofrecer un proceso exhaustivo que contemple todas las posibilidades existentes en el área, sino una forma flexible que permita calificarlas cualitativamente, justificando su elección a través de métricas concretas.</text:p>
      <text:p text:style-name="P34"/>
      <text:p text:style-name="P34">Tras haber implementado satisfactoriamente una solución de alta disponibilidad sobre el sistema de correo y colaboración Zimbra™ que utiliza Netnovation™, esto servirá de referencia para proveer alta disponibilidad a otros sistemas de la empresa, pero <text:span text:style-name="T31">la configuración en esos sistemas</text:span> no está <text:soft-page-break/>contemplado en este ejercicio.</text:p>
      <text:p text:style-name="P28"/>
      <text:p text:style-name="P5">3. <text:span text:style-name="T32">RELATED TECHNOLOGIES</text:span></text:p>
      <text:p text:style-name="P2">- High Availability solutions based in FLOSS</text:p>
      <text:p text:style-name="P2"/>
      <text:p text:style-name="P12">Linux-HA<text:note text:id="ftn3" text:note-class="footnote"><text:note-citation>3</text:note-citation><text:note-body><text:p text:style-name="P35">http://www.linux-ha.org/wiki/Main_Page</text:p></text:note-body></text:note> </text:p>
      <text:p text:style-name="P12"/>
      <text:p text:style-name="P2"/>
      <text:p text:style-name="P2">4. METHODOLOGY</text:p>
      <text:p text:style-name="P2"/>
      <text:p text:style-name="P39"><text:span text:style-name="T39">The followed roadmap to achieve the </text:span><text:bookmark text:name="result_box"/>objectives outlined <text:span text:style-name="T63">is a set of guidelines and suggestions for the adoption of FLOSS within SMEs {Daffara}, in the sense that </text:span><text:span text:style-name="T42">a</text:span><text:span text:style-name="T40"> methodology is not a</text:span><text:span text:style-name="T41">n exact</text:span><text:span text:style-name="T40"> formula but a set of practices. </text:span><text:span text:style-name="T43">At using this model, companies find a supporting guide from the initial selection and adoption of FLOSS within the IT infrastructure and even to the </text:span><text:span text:style-name="T45">consolidation</text:span><text:span text:style-name="T43"> of business models </text:span><text:span text:style-name="T46">around open source</text:span><text:span text:style-name="T44">.</text:span></text:p>
      <text:p text:style-name="P50"/>
      <text:p text:style-name="P48"><text:span text:style-name="T52">On the one hand, t</text:span><text:span text:style-name="T40">he </text:span><text:span text:style-name="T47">guidelines</text:span><text:span text:style-name="T40"> proposed by Daffara </text:span><text:span text:style-name="T47">suggest a r</text:span><text:span text:style-name="T35">esearch method </text:span><text:span text:style-name="T36">by c</text:span><text:span text:style-name="T37">ollect</text:span><text:span text:style-name="T47">ing</text:span><text:span text:style-name="T37"> and read as much information</text:span><text:span text:style-name="T38"> </text:span><text:span text:style-name="T47">related to the project is available </text:span><text:span text:style-name="T51">and select the appropriate solution from a matching set that fulfill the requirements</text:span><text:span text:style-name="T47">. </text:span><text:span text:style-name="T52">On the other hand t</text:span>his dissertation <text:span text:style-name="T64">also contemplates an open and standard framework</text:span><text:span text:style-name="T39"> to select the technologies </text:span><text:span text:style-name="T48">to be </text:span><text:span text:style-name="T39">used, </text:span><text:span text:style-name="T53">this is the</text:span><text:span text:style-name="T39"> </text:span><text:span text:style-name="T47">light weight</text:span><text:span text:style-name="T39"> </text:span><text:span text:style-name="T50">model </text:span><text:span text:style-name="T48">OpenBRR, </text:span><text:span text:style-name="T54">which performs a quick and flexible assessment </text:span><text:span text:style-name="T55">over software tools considered</text:span><text:span text:style-name="T48">.</text:span></text:p>
      <text:p text:style-name="P47"/>
      <text:p text:style-name="P49"><text:span text:style-name="T47">A</text:span><text:span text:style-name="T34">dditionally … </text:span><text:span text:style-name="T56">LUM.</text:span></text:p>
      <text:p text:style-name="P45"/>
      <text:p text:style-name="P46"/>
      <text:p text:style-name="P37">OpenBRR (Esther Parrilla <text:span text:style-name="T57">Thesis</text:span>)</text:p>
      <text:p text:style-name="P37"><text:span text:style-name="T62">Project Evaluation (commits per month, bugs resolved, etc.)</text:span></text:p>
      <text:p text:style-name="P44"/>
      <text:p text:style-name="Standard">Technology Acceptance Models</text:p>
      <text:p text:style-name="P32">http://www.ukessays.com/essays/information-technology/the-lazy-model-in-information-technology-information-technology-essay.php</text:p>
      <text:p text:style-name="Standard"/>
      <text:p text:style-name="Standard"/>
      <text:p text:style-name="P31"><text:bookmark text:name="firstHeading"/>Lazy User Model <text:span text:style-name="T58">(LUM):</text:span></text:p>
      <text:p text:style-name="P30"/>
      <text:p text:style-name="P30"><text:span text:style-name="T60">A</text:span><text:span text:style-name="T59"> model in information systems proposed by </text:span><text:span text:style-name="T60">{</text:span><text:span text:style-name="T59">Tétard </text:span><text:span text:style-name="T60">&amp;</text:span><text:span text:style-name="T59"> Collan</text:span><text:span text:style-name="T60">}</text:span><text:span text:style-name="T59"> that tries to explain how an individual selects a solution to fulfill a need from a set of possible solution alternatives. LUM expects that a solution is selected from a set of available solutions based on the amount of effort the solutions require from the user – the user is supposed to select the solution that carries the least effort. </text:span>Earlier research within the discipline of information systems especially within the topic of technology acceptance and technology adoption is closely related to the lazy user model.</text:p>
      <text:p text:style-name="Standard"/>
      <text:p text:style-name="P29">The LUM proposes that technology acceptance is impacted by the principle of least effort.</text:p>
      <text:p text:style-name="Standard"/>
      <text:p text:style-name="P6"><text:s text:c="4"/></text:p>
      <text:p text:style-name="P2"><text:soft-page-break/>5. IMPLEMENTATION</text:p>
      <text:p text:style-name="P2"><text:s text:c="4"/>5.1. Technical specifications of implemented FLOSS tools</text:p>
      <text:p text:style-name="P2"><text:s text:c="4"/>5.2. Tests and validation</text:p>
      <text:p text:style-name="P2"><text:s text:c="4"/>5.3. Other considerations</text:p>
      <text:p text:style-name="P2"/>
      <text:p text:style-name="P2"/>
      <text:p text:style-name="P2">6. RESULTS AND DISCUSSION</text:p>
      <text:p text:style-name="P2"/>
      <text:p text:style-name="P2">7. CONCLUSIONS AND FUTURE WORK</text:p>
      <text:p text:style-name="P2"/>
      <text:p text:style-name="P9">GLOSSARY/<text:span text:style-name="T17">abbreviations/</text:span><text:span text:style-name="T18">ACRONIMS</text:span></text:p>
      <text:p text:style-name="P8"/>
      <text:p text:style-name="P11">- <text:span text:style-name="T20">FLOSS: Free Libre Open Source Software</text:span></text:p>
      <text:p text:style-name="P11"><text:span text:style-name="T20">- </text:span>ISO: International Organization for Standardization</text:p>
      <text:p text:style-name="P10">- VPS: Virtual Private Server</text:p>
      <text:p text:style-name="P10">- <text:span text:style-name="T20">SLA: Service Level Agreement</text:span></text:p>
      <text:p text:style-name="P10">- <text:span text:style-name="T33">CRM: Cluster Resource Manager</text:span></text:p>
      <text:p text:style-name="P43">- <text:span text:style-name="T63">SME: Small and Medium Enterprises</text:span></text:p>
      <text:p text:style-name="P41">- <text:span text:style-name="T65">OpenBRR: Open Business Readiness Rating</text:span></text:p>
      <text:p text:style-name="P8">- <text:span text:style-name="T66">IT: Information Technologies</text:span></text:p>
      <text:p text:style-name="P8"/>
      <text:p text:style-name="P8"/>
      <text:p text:style-name="P2">REFERENCES</text:p>
      <text:p text:style-name="P2">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4-12-03T00:24:40.831421957</dc:date>
    <dc:creator>dgamez </dc:creator>
    <meta:editing-duration>P2DT13H42M21S</meta:editing-duration>
    <meta:editing-cycles>167</meta:editing-cycles>
    <meta:generator>LibreOffice/4.3.3.2$Linux_X86_64 LibreOffice_project/9bb7eadab57b6755b1265afa86e04bf45fbfc644</meta:generator>
    <meta:document-statistic meta:table-count="0" meta:image-count="0" meta:object-count="0" meta:page-count="4" meta:paragraph-count="69" meta:word-count="1192" meta:character-count="7990" meta:non-whitespace-character-count="6825"/>
  </office:meta>
</office:document-meta>
</file>